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561cm" fo:min-width="0cm"/>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standard">
      <style:graphic-properties draw:fill="none" draw:textarea-vertical-align="middle" draw:auto-grow-height="false" fo:min-height="0.749cm" fo:min-width="0.499cm"/>
    </style:style>
    <style:style style:name="gr4"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layer="layout" svg:width="23.073cm" svg:height="16.811cm" svg:x="2.927cm" svg:y="2.189cm">
          <draw:text-box>
            <text:p>第五章： 二元一次方程组</text:p>
            <text:p/>
            <text:p>1. 二元一次方程组</text:p>
            <text:p/>
            <text:p><text:tab/>含有两个未知数，并且含有未知数的项的次数都是1的方程叫作二元一次方程。</text:p>
            <text:p/>
            <text:p><text:tab/><text:tab/>3x + 2y = 9</text:p>
            <text:p/>
            <text:p><text:tab/>含有两个未知数的两个一次方程组成的一组方程叫作二元一次方程组。</text:p>
            <text:p/>
            <text:p><text:tab/><text:tab/> 3x + 4y = 12</text:p>
            <text:p><text:tab/><text:tab/> 4x – 3y = 5</text:p>
            <text:p/>
            <text:p>2. 二元一次方程组的解法</text:p>
            <text:p/>
            <text:p><text:tab/>消元法：把二元变成一元</text:p>
            <text:p/>
            <text:p>3. 二元一次方程组的应用</text:p>
            <text:p/>
            <text:p>4. 二元一次方程组与一次函数</text:p>
            <text:p/>
            <text:p><text:tab/>二元一次方程组的解就是两个方程代表的函数在平面直角坐标系交点的坐标。</text:p>
            <text:p/>
          </draw:text-box>
        </draw:frame>
        <draw:frame draw:style-name="gr2" draw:text-style-name="P1" draw:layer="layout" svg:width="1.999cm" svg:height="0.999cm" svg:x="13.084cm" svg:y="10.056cm">
          <draw:object xlink:href="./Object 1" xlink:type="simple" xlink:show="embed" xlink:actuate="onLoad">
            <text:p/>
          </draw:object>
          <draw:image xlink:href="./ObjectReplacements/Object 1" xlink:type="simple" xlink:show="embed" xlink:actuate="onLoad"/>
        </draw:frame>
        <draw:custom-shape draw:style-name="gr3" draw:text-style-name="P1" draw:layer="layout" svg:width="0.5cm" svg:height="1cm" svg:x="5cm" svg:y="9.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50M59S</meta:editing-duration>
    <meta:editing-cycles>41</meta:editing-cycles>
    <meta:generator>OpenOffice/4.1.15$Win32 OpenOffice.org_project/4115m2$Build-9813</meta:generator>
    <dc:date>2025-11-17T20:39:04.23</dc:date>
    <meta:document-statistic meta:object-count="26"/>
  </office:meta>
</office:document-meta>
</file>

<file path=Object 1/content.xml><?xml version="1.0" encoding="utf-8"?>
<math xmlns="http://www.w3.org/1998/Math/MathML"/>
</file>